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90e" officeooo:paragraph-rsid="00195342"/>
    </style:style>
    <style:style style:name="T1" style:family="text">
      <style:text-properties officeooo:rsid="001b64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orts:</text:p>
      <text:p text:style-name="P1">*************</text:p>
      <text:p text:style-name="P1">**Python**:Python 2.6+</text:p>
      <text:p text:style-name="P1"/>
      <text:p text:style-name="P1">**Author**: dw.livion@yandex.ru</text:p>
      <text:p text:style-name="P1"/>
      <text:p text:style-name="P1"/>
      <text:p text:style-name="P1">Install:</text:p>
      <text:p text:style-name="P1">*************</text:p>
      <text:p text:style-name="P1">.. code:: bash</text:p>
      <text:p text:style-name="P1"/>
      <text:p text:style-name="P1"><text:s text:c="4"/>$ pip install pygraf</text:p>
      <text:p text:style-name="P1"/>
      <text:p text:style-name="P1">or</text:p>
      <text:p text:style-name="P1"/>
      <text:p text:style-name="P1">.. code:: bash</text:p>
      <text:p text:style-name="P1"/>
      <text:p text:style-name="P1"><text:s text:c="4"/>$ pip3 install pygraf</text:p>
      <text:p text:style-name="P1"/>
      <text:p text:style-name="P1"/>
      <text:p text:style-name="P1">Command List:</text:p>
      <text:p text:style-name="P1">*************</text:p>
      <text:p text:style-name="P1"/>
      <text:p text:style-name="P1"/>
      <text:p text:style-name="P1">- *graph=pygraf.graf(n,mas)* <text:s text:c="4"/></text:p>
      <text:p text:style-name="P1">- *graph.check_orient()*</text:p>
      <text:p text:style-name="P1">- *graph.dfs(v,0)* </text:p>
      <text:p text:style-name="P1">- *graph.print_dfs()*</text:p>
      <text:p text:style-name="P1">- *graph.comp(True/False)*</text:p>
      <text:p text:style-name="P1">- *graph.minwayves_wihtout_cicly(v,u)*</text:p>
      <text:p text:style-name="P1">- *graph.minwayprint_wihtout_cicly(v,u)*</text:p>
      <text:p text:style-name="P1">- *graph.add_rebro(v,u,c)*</text:p>
      <text:p text:style-name="P1">- *graph.del_rebro(v,u)*</text:p>
      <text:p text:style-name="P1"/>
      <text:p text:style-name="P1"/>
      <text:p text:style-name="P1">pygraf.graf(n,mas)</text:p>
      <text:p text:style-name="P1">******************</text:p>
      <text:p text:style-name="P1">1. n - count of point</text:p>
      <text:p text:style-name="P1">2. mas - massive of [First point,Second point,Cost]</text:p>
      <text:p text:style-name="P1"/>
      <text:p text:style-name="P1">Example init graph:</text:p>
      <text:p text:style-name="P1"/>
      <text:p text:style-name="P1">.. parsed-literal::</text:p>
      <text:p text:style-name="P1"><text:s text:c="3"/>:class: "python;"</text:p>
      <text:p text:style-name="P1"/>
      <text:p text:style-name="P1"><text:s text:c="3"/>graph=pygraf.graf(3,[[1,2,2],[1,3,4]])</text:p>
      <text:p text:style-name="P1"/>
      <text:p text:style-name="P1">graph.check_orient()</text:p>
      <text:p text:style-name="P1">********************</text:p>
      <text:p text:style-name="P1">Checking directed graph</text:p>
      <text:p text:style-name="P1"/>
      <text:p text:style-name="P1">Example init graph:</text:p>
      <text:p text:style-name="P1"><text:soft-page-break/></text:p>
      <text:p text:style-name="P1">.. parsed-literal::</text:p>
      <text:p text:style-name="P1"><text:s text:c="3"/>:class: "code;"</text:p>
      <text:p text:style-name="P1"/>
      <text:p text:style-name="P1"><text:s text:c="3"/>graph=pygraf.graf(3,[[1,2,2],[1,3,4]])</text:p>
      <text:p text:style-name="P1"><text:s text:c="3"/>graph.check_orient()#return true - Directed; False - Undirected</text:p>
      <text:p text:style-name="P1"/>
      <text:p text:style-name="P1">graph.dfs(v,0)</text:p>
      <text:p text:style-name="P1">********************</text:p>
      <text:p text:style-name="P1">Starting DFS algoritm from v-point</text:p>
      <text:p text:style-name="P1"/>
      <text:p text:style-name="P1">Example init graph:</text:p>
      <text:p text:style-name="P1"/>
      <text:p text:style-name="P1">.. parsed-literal::</text:p>
      <text:p text:style-name="P1"><text:s text:c="3"/>:class: "code;"</text:p>
      <text:p text:style-name="P1"/>
      <text:p text:style-name="P1"><text:s text:c="3"/>graph=pygraf.graf(3,[[1,2,2],[2,3,4]])</text:p>
      <text:p text:style-name="P1"><text:s text:c="3"/>graph.dfs(2,0)#Nothing return</text:p>
      <text:p text:style-name="P1"/>
      <text:p text:style-name="P1">graph.print_dfs()</text:p>
      <text:p text:style-name="P1">********************</text:p>
      <text:p text:style-name="P1">Return result DFS algoritm from v-point</text:p>
      <text:p text:style-name="P1"/>
      <text:p text:style-name="P1">Example init graph:</text:p>
      <text:p text:style-name="P1"/>
      <text:p text:style-name="P1">.. parsed-literal::</text:p>
      <text:p text:style-name="P1"><text:s text:c="3"/>:class: "code;"</text:p>
      <text:p text:style-name="P1"/>
      <text:p text:style-name="P1"><text:s text:c="3"/>graph=pygraf.graf(3,[[1,2,2],[2,3,4]])</text:p>
      <text:p text:style-name="P1"><text:s text:c="3"/>graph.dfs(2,0)#Nothing return</text:p>
      <text:p text:style-name="P1"><text:s text:c="3"/>print(graph.print_dfs())#print [False,True,True]</text:p>
      <text:p text:style-name="P1"/>
      <text:p text:style-name="P1">graph.comp(True/False)</text:p>
      <text:p text:style-name="P1">************************</text:p>
      <text:p text:style-name="P1">Only for Undirected graph, if graph directed return False</text:p>
      <text:p text:style-name="P1"/>
      <text:p text:style-name="P1">if True:</text:p>
      <text:p text:style-name="P1"/>
      <text:p text:style-name="P1">Return Connected component and List all component:</text:p>
      <text:p text:style-name="P1"/>
      <text:p text:style-name="P1">.. parsed-literal::</text:p>
      <text:p text:style-name="P1"><text:s text:c="3"/>:class: "code;"</text:p>
      <text:p text:style-name="P1"/>
      <text:p text:style-name="P1"><text:s text:c="3"/>graph=pygraf.graf(3,[[2,1],[2,3],[3,1],[1,3],[1,2],[3,2]])</text:p>
      <text:p text:style-name="P1"><text:s text:c="3"/>print(graph.comp(True))#print "1-&gt;2" "1-&gt;3" "1"</text:p>
      <text:p text:style-name="P1"/>
      <text:p text:style-name="P1">if False:</text:p>
      <text:p text:style-name="P1"/>
      <text:p text:style-name="P1">.. parsed-literal::</text:p>
      <text:p text:style-name="P1"><text:s text:c="3"/>:class: "code;"</text:p>
      <text:p text:style-name="P1"/>
      <text:p text:style-name="P1"><text:s text:c="3"/>graph=pygraf.graf(3,[[2,1],[2,3],[3,1],[1,3],[1,2],[3,2]])</text:p>
      <text:p text:style-name="P1"><text:soft-page-break/><text:s text:c="3"/>print(graph.comp(False))#print "1"</text:p>
      <text:p text:style-name="P1"/>
      <text:p text:style-name="P1"/>
      <text:p text:style-name="P1">graph.minwayves_wihtout_cicly(v,u)</text:p>
      <text:p text:style-name="P1">**********************************</text:p>
      <text:p text:style-name="P1">Print min-cost from v to u</text:p>
      <text:p text:style-name="P1"/>
      <text:p text:style-name="P1">Example init graph:</text:p>
      <text:p text:style-name="P1"/>
      <text:p text:style-name="P1">.. parsed-literal::</text:p>
      <text:p text:style-name="P1"><text:s text:c="3"/>:class: "code;"</text:p>
      <text:p text:style-name="P1"/>
      <text:p text:style-name="P1"><text:s text:c="3"/>graph=pygraf.graf(3,[[1,2,2],[2,3,4]])</text:p>
      <text:p text:style-name="P1"><text:s text:c="3"/>graph.minwayves_wihtout_cicly(2,3)#print "4"</text:p>
      <text:p text:style-name="P1"/>
      <text:p text:style-name="P1">graph.minwayprint_wihtout_cicly(v,u)</text:p>
      <text:p text:style-name="P1">***************************************</text:p>
      <text:p text:style-name="P1">Print min-cost from v to u</text:p>
      <text:p text:style-name="P1"/>
      <text:p text:style-name="P1">Example init graph:</text:p>
      <text:p text:style-name="P1"/>
      <text:p text:style-name="P1">.. parsed-literal::</text:p>
      <text:p text:style-name="P1"><text:s text:c="3"/>:class: "code;"</text:p>
      <text:p text:style-name="P1"/>
      <text:p text:style-name="P1"><text:s text:c="3"/>graph=pygraf.graf(3,[[1,2,2],[2,3,4]])</text:p>
      <text:p text:style-name="P1"><text:s text:c="3"/>graph.minwayprint_wihtout_cicly(2,3)#print "2 3"</text:p>
      <text:p text:style-name="P1"/>
      <text:p text:style-name="P1">graph.add_rebro(v,u,c)</text:p>
      <text:p text:style-name="P1">******************************</text:p>
      <text:p text:style-name="P1">Add path from "v" to "u" cost "c"</text:p>
      <text:p text:style-name="P1"/>
      <text:p text:style-name="P1">Example init graph:</text:p>
      <text:p text:style-name="P1"/>
      <text:p text:style-name="P1">.. parsed-literal::</text:p>
      <text:p text:style-name="P1"><text:s text:c="3"/>:class: "code;"</text:p>
      <text:p text:style-name="P1"/>
      <text:p text:style-name="P1"><text:s text:c="3"/>graph=pygraf.graf(3,[[1,2,2],[2,3,4]])</text:p>
      <text:p text:style-name="P1"><text:s text:c="3"/>graph.add_rebro(2,1,4)#add path from 2 to 1 cost 4</text:p>
      <text:p text:style-name="P1"/>
      <text:p text:style-name="P1">graph.del_rebro(v,u)</text:p>
      <text:p text:style-name="P1">********************</text:p>
      <text:p text:style-name="P1">Delete path from "v" to "u"</text:p>
      <text:p text:style-name="P1"/>
      <text:p text:style-name="P1">Example init graph:</text:p>
      <text:p text:style-name="P1"/>
      <text:p text:style-name="P1">.. parsed-literal::</text:p>
      <text:p text:style-name="P1"><text:s text:c="3"/>:class: "code;"</text:p>
      <text:p text:style-name="P1"/>
      <text:p text:style-name="P1"><text:s text:c="3"/>graph=pygraf.graf(3,[[1,2,2],[2,3,4]])</text:p>
      <text:p text:style-name="P1"><text:s text:c="3"/><text:span text:style-name="T1">graph.del_rebro(1,2)#delete path from «1» to «2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5:07:49.557193036</meta:creation-date>
    <dc:date>2015-10-15T16:07:19.901824615</dc:date>
    <meta:editing-duration>PT2M47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3" meta:paragraph-count="101" meta:word-count="248" meta:character-count="2728" meta:non-whitespace-character-count="2477"/>
  </office:meta>
</office:document-meta>
</file>